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0.771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1.469cm" fo:break-before="auto" style:use-optimal-row-height="false"/>
    </style:style>
    <style:style style:name="ro6" style:family="table-row">
      <style:table-row-properties style:row-height="1.96cm" fo:break-before="auto" style:use-optimal-row-height="false"/>
    </style:style>
    <style:style style:name="ro7" style:family="table-row">
      <style:table-row-properties style:row-height="0.63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1.05cm" fo:break-before="auto" style:use-optimal-row-height="false"/>
    </style:style>
    <style:style style:name="ro10" style:family="table-row">
      <style:table-row-properties style:row-height="1.54cm" fo:break-before="auto" style:use-optimal-row-height="false"/>
    </style:style>
    <style:style style:name="ro11" style:family="table-row">
      <style:table-row-properties style:row-height="0.49cm" fo:break-before="auto" style:use-optimal-row-height="false"/>
    </style:style>
    <style:style style:name="ro12" style:family="table-row">
      <style:table-row-properties style:row-height="1.61cm" fo:break-before="auto" style:use-optimal-row-height="false"/>
    </style:style>
    <style:style style:name="ro1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74pt solid #000000" fo:border-left="0.74pt solid #000000" fo:border-right="0.26pt fine-dashed #808080" fo:border-top="0.74pt solid #000000"/>
    </style:style>
    <style:style style:name="ce4" style:family="table-cell" style:parent-style-name="Default">
      <style:table-cell-properties fo:border-bottom="0.74pt solid #000000" fo:border-left="0.26pt fine-dashed #808080" fo:border-right="0.26pt fine-dashed #808080" fo:border-top="0.74pt solid #000000"/>
    </style:style>
    <style:style style:name="ce5" style:family="table-cell" style:parent-style-name="Default">
      <style:table-cell-properties fo:border-bottom="0.74pt solid #000000" fo:border-left="0.26pt fine-dashed #808080" fo:border-right="0.74pt solid #000000" fo:border-top="0.74pt solid #000000"/>
    </style:style>
    <style:style style:name="gr1" style:family="graphic">
      <style:graphic-properties draw:stroke="none" svg:stroke-color="#000000" draw:fill="none" draw:fill-color="#ffffff" draw:auto-grow-height="false" fo:min-height="0.78cm"/>
      <style:paragraph-properties style:writing-mode="lr-tb"/>
    </style:style>
    <style:style style:name="gr2" style:family="graphic">
      <style:graphic-properties draw:stroke="none" svg:stroke-color="#000000" draw:fill="none" draw:fill-color="#ffffff" draw:auto-grow-height="false" fo:min-height="0.51cm"/>
      <style:paragraph-properties style:writing-mode="lr-tb"/>
    </style:style>
    <style:style style:name="P1" style:family="paragraph">
      <style:paragraph-properties fo:text-align="end"/>
      <style:text-properties fo:font-family="'ＭＳ ゴシック'" style:font-family-generic="modern" style:font-pitch="fixed" fo:font-size="11pt" style:font-family-asian="'ＭＳ ゴシック'" style:font-family-generic-asian="modern" style:font-pitch-asian="fixed" style:font-size-asian="11pt" style:font-size-complex="11pt"/>
    </style:style>
    <style:style style:name="P2" style:family="paragraph">
      <loext:graphic-properties draw:fill="none" draw:fill-color="#ffffff"/>
      <style:paragraph-properties fo:text-align="end"/>
      <style:text-properties fo:font-family="'ＭＳ ゴシック'" style:font-family-generic="modern" style:font-pitch="fixed" fo:font-size="11pt" style:font-family-asian="'ＭＳ ゴシック'" style:font-family-generic-asian="modern" style:font-pitch-asian="fixed" style:font-size-asian="11pt" style:font-size-complex="11pt"/>
    </style:style>
    <style:style style:name="T1" style:family="text">
      <style:text-properties fo:font-family="'ＭＳ ゴシック'" style:font-family-generic="modern" style:font-pitch="fixed" fo:font-size="11pt" style:font-family-asian="'ＭＳ ゴシック'" style:font-family-generic-asian="modern" style:font-pitch-asian="fixed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2.25cm" svg:height="0.5cm" svg:x="1cm" svg:y="0.25cm">
            <draw:text-box>
              <text:p text:style-name="P1"><text:span text:style-name="T1">竹　田 <text:s/></text:span><text:span text:style-name="T1">3.6</text:span></text:p>
            </draw:text-box>
          </draw:frame>
          <draw:frame draw:z-index="1" draw:style-name="gr2" draw:text-style-name="P2" svg:width="2.25cm" svg:height="0.5cm" svg:x="1cm" svg:y="1.16cm">
            <draw:text-box>
              <text:p text:style-name="P1"><text:span text:style-name="T1">伏　見 <text:s/></text:span><text:span text:style-name="T1">4.9</text:span></text:p>
            </draw:text-box>
          </draw:frame>
          <draw:frame draw:z-index="2" draw:style-name="gr2" draw:text-style-name="P2" svg:width="2.25cm" svg:height="0.5cm" svg:x="1cm" svg:y="1.9cm">
            <draw:text-box>
              <text:p text:style-name="P1"><text:span text:style-name="T1">丹波橋 <text:s/></text:span><text:span text:style-name="T1">6.0</text:span></text:p>
            </draw:text-box>
          </draw:frame>
          <draw:frame draw:z-index="3" draw:style-name="gr2" draw:text-style-name="P2" svg:width="2.25cm" svg:height="0.5cm" svg:x="1cm" svg:y="2.35cm">
            <draw:text-box>
              <text:p text:style-name="P1"><text:span text:style-name="T1">桃　山 <text:s/></text:span><text:span text:style-name="T1">6.5</text:span></text:p>
            </draw:text-box>
          </draw:frame>
          <draw:frame draw:z-index="4" draw:style-name="gr2" draw:text-style-name="P2" svg:width="2.25cm" svg:height="0.5cm" svg:x="1cm" svg:y="3.75cm">
            <draw:text-box>
              <text:p text:style-name="P1"><text:span text:style-name="T1">向　島 <text:s/></text:span><text:span text:style-name="T1">8.6</text:span></text:p>
            </draw:text-box>
          </draw:frame>
          <draw:frame draw:z-index="5" draw:style-name="gr2" draw:text-style-name="P2" svg:width="2.25cm" svg:height="0.5cm" svg:x="1cm" svg:y="5.71cm">
            <draw:text-box>
              <text:p text:style-name="P1"><text:span text:style-name="T1">小　倉 </text:span><text:span text:style-name="T1">11.4</text:span></text:p>
            </draw:text-box>
          </draw:frame>
          <draw:frame draw:z-index="6" draw:style-name="gr2" draw:text-style-name="P2" svg:width="2.25cm" svg:height="0.5cm" svg:x="1cm" svg:y="6.62cm">
            <draw:text-box>
              <text:p text:style-name="P1"><text:span text:style-name="T1">伊勢田 </text:span><text:span text:style-name="T1">12.7</text:span></text:p>
            </draw:text-box>
          </draw:frame>
          <draw:frame draw:z-index="7" draw:style-name="gr2" draw:text-style-name="P2" svg:width="2.25cm" svg:height="0.5cm" svg:x="1cm" svg:y="7.25cm">
            <draw:text-box>
              <text:p text:style-name="P1"><text:span text:style-name="T1">大久保 </text:span><text:span text:style-name="T1">13.6</text:span></text:p>
            </draw:text-box>
          </draw:frame>
          <draw:frame draw:z-index="8" draw:style-name="gr2" draw:text-style-name="P2" svg:width="2.25cm" svg:height="0.5cm" svg:x="1cm" svg:y="7.95cm">
            <draw:text-box>
              <text:p text:style-name="P1"><text:span text:style-name="T1">久津川 </text:span><text:span text:style-name="T1">14.6</text:span></text:p>
            </draw:text-box>
          </draw:frame>
          <draw:frame draw:z-index="9" draw:style-name="gr2" draw:text-style-name="P2" svg:width="2.25cm" svg:height="0.5cm" svg:x="1cm" svg:y="8.86cm">
            <draw:text-box>
              <text:p text:style-name="P1"><text:span text:style-name="T1">寺　田 </text:span><text:span text:style-name="T1">15.9</text:span></text:p>
            </draw:text-box>
          </draw:frame>
          <draw:frame draw:z-index="10" draw:style-name="gr2" draw:text-style-name="P2" svg:width="2.25cm" svg:height="0.5cm" svg:x="1cm" svg:y="9.91cm">
            <draw:text-box>
              <text:p text:style-name="P1"><text:span text:style-name="T1">富野荘 </text:span><text:span text:style-name="T1">17.4</text:span></text:p>
            </draw:text-box>
          </draw:frame>
          <draw:frame draw:z-index="11" draw:style-name="gr2" draw:text-style-name="P2" svg:width="2.25cm" svg:height="0.5cm" svg:x="1cm" svg:y="11.45cm">
            <draw:text-box>
              <text:p text:style-name="P1"><text:span text:style-name="T1">新田辺 </text:span><text:span text:style-name="T1">19.6</text:span></text:p>
            </draw:text-box>
          </draw:frame>
          <draw:frame draw:z-index="12" draw:style-name="gr2" draw:text-style-name="P2" svg:width="2.25cm" svg:height="0.5cm" svg:x="1cm" svg:y="12.5cm">
            <draw:text-box>
              <text:p text:style-name="P1"><text:span text:style-name="T1">興　戸 </text:span><text:span text:style-name="T1">21.1</text:span></text:p>
            </draw:text-box>
          </draw:frame>
          <draw:frame draw:z-index="13" draw:style-name="gr2" draw:text-style-name="P2" svg:width="2.25cm" svg:height="0.5cm" svg:x="1cm" svg:y="13.41cm">
            <draw:text-box>
              <text:p text:style-name="P1"><text:span text:style-name="T1">三山木 </text:span><text:span text:style-name="T1">22.4</text:span></text:p>
            </draw:text-box>
          </draw:frame>
          <draw:frame draw:z-index="14" draw:style-name="gr2" draw:text-style-name="P2" svg:width="2.25cm" svg:height="0.5cm" svg:x="1cm" svg:y="13.9cm">
            <draw:text-box>
              <text:p text:style-name="P1"><text:span text:style-name="T1">宮　津 </text:span><text:span text:style-name="T1">23.1</text:span></text:p>
            </draw:text-box>
          </draw:frame>
          <draw:frame draw:z-index="15" draw:style-name="gr2" draw:text-style-name="P2" svg:width="2.25cm" svg:height="0.5cm" svg:x="1cm" svg:y="14.81cm">
            <draw:text-box>
              <text:p text:style-name="P1"><text:span text:style-name="T1">狛　田 </text:span><text:span text:style-name="T1">24.4</text:span></text:p>
            </draw:text-box>
          </draw:frame>
          <draw:frame draw:z-index="16" draw:style-name="gr2" draw:text-style-name="P2" svg:width="2.25cm" svg:height="0.5cm" svg:x="1cm" svg:y="16.42cm">
            <draw:text-box>
              <text:p text:style-name="P1"><text:span text:style-name="T1">新祝園 </text:span><text:span text:style-name="T1">26.7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0" table:default-cell-style-name="Default"/>
        <table:table-row table:style-name="ro1">
          <table:table-cell office:value-type="string" calcext:value-type="string">
            <text:p>駅間</text:p>
          </table:table-cell>
          <table:table-cell table:number-columns-repeated="41"/>
        </table:table-row>
        <table:table-row table:style-name="ro2">
          <table:table-cell table:style-name="ce1" office:value-type="float" office:value="1.3" calcext:value-type="float">
            <text:p>1.3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3">
          <table:table-cell table:style-name="ce1" office:value-type="float" office:value="1.1" calcext:value-type="float">
            <text:p>1.1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4">
          <table:table-cell table:style-name="ce1" office:value-type="float" office:value="0.5" calcext:value-type="float">
            <text:p>0.5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5">
          <table:table-cell table:style-name="ce1" office:value-type="float" office:value="2.1" calcext:value-type="float">
            <text:p>2.1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6">
          <table:table-cell table:style-name="ce1" office:value-type="float" office:value="2.8" calcext:value-type="float">
            <text:p>2.8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2">
          <table:table-cell table:style-name="ce1" office:value-type="float" office:value="1.3" calcext:value-type="float">
            <text:p>1.3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7">
          <table:table-cell table:style-name="ce1" office:value-type="float" office:value="0.9" calcext:value-type="float">
            <text:p>0.9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8">
          <table:table-cell table:style-name="ce1" office:value-type="float" office:value="1" calcext:value-type="float">
            <text:p>1.0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2">
          <table:table-cell table:style-name="ce1" office:value-type="float" office:value="1.3" calcext:value-type="float">
            <text:p>1.3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9">
          <table:table-cell table:style-name="ce1" office:value-type="float" office:value="1.5" calcext:value-type="float">
            <text:p>1.5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10">
          <table:table-cell table:style-name="ce1" office:value-type="float" office:value="2.2" calcext:value-type="float">
            <text:p>2.2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9">
          <table:table-cell table:style-name="ce1" office:value-type="float" office:value="1.5" calcext:value-type="float">
            <text:p>1.5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2">
          <table:table-cell table:style-name="ce1" office:value-type="float" office:value="1.3" calcext:value-type="float">
            <text:p>1.3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11">
          <table:table-cell table:style-name="ce1" office:value-type="float" office:value="0.7" calcext:value-type="float">
            <text:p>0.7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2">
          <table:table-cell table:style-name="ce1" office:value-type="float" office:value="1.3" calcext:value-type="float">
            <text:p>1.3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12">
          <table:table-cell table:style-name="ce1" office:value-type="float" office:value="2.3" calcext:value-type="float">
            <text:p>2.3</text:p>
          </table:table-cell>
          <table:table-cell/>
          <table:table-cell table:style-name="ce3"/>
          <table:table-cell table:style-name="ce4" table:number-columns-repeated="38"/>
          <table:table-cell table:style-name="ce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2"/>
          <table:table-cell table:number-columns-repeated="39"/>
          <table:table-cell office:value-type="string" calcext:value-type="string">
            <text:p>時</text:p>
          </table:table-cell>
        </table:table-row>
        <table:table-row table:style-name="ro1">
          <table:table-cell/>
          <table:table-cell table:style-name="ce2" office:value-type="string" calcext:value-type="string">
            <text:p>営業キロ</text:p>
          </table:table-cell>
          <table:table-cell table:number-columns-repeated="39"/>
          <table:table-cell office:value-type="string" calcext:value-type="string">
            <text:p>刻</text:p>
          </table:table-cell>
        </table:table-row>
        <table:table-row table:style-name="ro13" table:number-rows-repeated="1048555">
          <table:table-cell table:number-columns-repeated="42"/>
        </table:table-row>
        <table:table-row table:style-name="ro13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1" loext:min-decimal-places="1" number:min-integer-digits="1" number:grouping="true"/>
    </number:number-style>
    <number:number-style style:name="N11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12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00/00/00</text:date>, <text:time style:data-style-name="N2" text:time-value="14:49:02.83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0T14:49:03.534000000</meta:creation-date>
    <meta:editing-duration>PT41M53S</meta:editing-duration>
    <meta:editing-cycles>28</meta:editing-cycles>
    <meta:generator>LibreOffice/6.3.4.2$Windows_X86_64 LibreOffice_project/60da17e045e08f1793c57c00ba83cdfce946d0aa</meta:generator>
    <dc:title>デフォルト</dc:title>
    <dc:date>2022-03-30T15:51:58.114000000</dc:date>
    <meta:document-statistic meta:table-count="1" meta:cell-count="20" meta:object-count="17"/>
    <meta:template xlink:type="simple" xlink:actuate="onRequest" xlink:title="デフォルト" xlink:href="file:///C:/Users/Ti/AppData/Roaming/LibreOffice/4/user/template/デフォルト.ots" meta:date="2022-03-30T14:49:03.128000000"/>
  </office:meta>
</office:document-meta>
</file>